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425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29"/>
          <table:table-cell table:style-name="ce29"/>
          <table:table-cell table:style-name="ce3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46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46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46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2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29"/>
          <table:covered-table-cell table:style-name="ce3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5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128" calcext:value-type="float">
            <text:p>10128</text:p>
          </table:table-cell>
          <table:table-cell table:style-name="ce46" office:value-type="string" calcext:value-type="string">
            <text:p>President Obama Lifted Limitations of Diplomatic Immunity for the International Police Organization INTERPOL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22476" calcext:value-type="float">
            <text:p>22476</text:p>
          </table:table-cell>
          <table:table-cell table:style-name="ce46" office:value-type="string" calcext:value-type="string">
            <text:p>Hillary Clinton canceled a campaign event because of "bizarre eye movements."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46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46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46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6</text:p>
          </table:table-cell>
          <table:table-cell table:style-name="ce22" office:value-type="string" calcext:value-type="string" table:number-columns-spanned="1" table:number-rows-spanned="2">
            <text:p>0.73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0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23" office:value-type="string" calcext:value-type="string" table:number-columns-spanned="1" table:number-rows-spanned="2">
            <text:p>0.77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3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59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1</text:p>
          </table:table-cell>
          <table:table-cell table:style-name="ce22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58</text:p>
          </table:table-cell>
          <table:table-cell table:style-name="ce21" office:value-type="string" calcext:value-type="string" table:number-columns-spanned="1" table:number-rows-spanned="3">
            <text:p>0.52</text:p>
          </table:table-cell>
          <table:table-cell table:style-name="ce21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6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style-name="ce21" office:value-type="string" calcext:value-type="string" table:number-columns-spanned="1" table:number-rows-spanned="3">
            <text:p>0.47</text:p>
          </table:table-cell>
          <table:table-cell table:style-name="ce21" office:value-type="string" calcext:value-type="string" table:number-columns-spanned="1" table:number-rows-spanned="3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2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8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9">
          <table:table-cell table:style-name="Default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3:44:28.903356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1T16:31:35.892810024</dc:date>
    <meta:editing-duration>PT14H6M37S</meta:editing-duration>
    <meta:editing-cycles>127</meta:editing-cycles>
    <meta:generator>LibreOffice/7.1.4.2$Linux_X86_64 LibreOffice_project/a529a4fab45b75fefc5b6226684193eb000654f6</meta:generator>
    <meta:document-statistic meta:table-count="1" meta:cell-count="548" meta:object-count="0"/>
  </office:meta>
</office:document-meta>
</file>